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T2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Sujet d’actu<text:s/></text:p>
      <text:p text:style-name="Normal"><text:span text:style-name="T2">Maladie dans les glacié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29T14:08:00Z</meta:creation-date>
    <dc:date>2021-09-29T14:39:00Z</dc:date>
    <meta:template xlink:href="Normal" xlink:type="simple"/>
    <meta:editing-cycles>1</meta:editing-cycles>
    <meta:editing-duration>PT0S</meta:editing-duration>
    <meta:document-statistic meta:page-count="1" meta:paragraph-count="1" meta:word-count="5" meta:character-count="37" meta:row-count="1" meta:non-whitespace-character-count="33"/>
  </office:meta>
</office:document-meta>
</file>